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699cm" style:rel-column-width="2692*"/>
    </style:style>
    <style:style style:name="Tabela1.B" style:family="table-column">
      <style:table-column-properties style:column-width="5.8cm" style:rel-column-width="22357*"/>
    </style:style>
    <style:style style:name="Tabela1.C" style:family="table-column">
      <style:table-column-properties style:column-width="1.503cm" style:rel-column-width="5793*"/>
    </style:style>
    <style:style style:name="Tabela1.D" style:family="table-column">
      <style:table-column-properties style:column-width="1.693cm" style:rel-column-width="6527*"/>
    </style:style>
    <style:style style:name="Tabela1.E" style:family="table-column">
      <style:table-column-properties style:column-width="7.306cm" style:rel-column-width="2816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b443" officeooo:paragraph-rsid="0006b443"/>
    </style:style>
    <style:style style:name="P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6b443" officeooo:paragraph-rsid="0006b443"/>
    </style:style>
    <style:style style:name="P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afedd" officeooo:paragraph-rsid="000afedd"/>
    </style:style>
    <style:style style:name="P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90b17" officeooo:paragraph-rsid="00190b17"/>
    </style:style>
    <style:style style:name="P5" style:family="paragraph" style:parent-style-name="Table_20_Contents">
      <style:text-properties officeooo:rsid="0006ff37" officeooo:paragraph-rsid="0006ff37"/>
    </style:style>
    <style:style style:name="P6" style:family="paragraph" style:parent-style-name="Table_20_Contents">
      <style:text-properties officeooo:rsid="00099636" officeooo:paragraph-rsid="00099636"/>
    </style:style>
    <style:style style:name="P7" style:family="paragraph" style:parent-style-name="Table_20_Contents">
      <style:text-properties officeooo:rsid="00099636" officeooo:paragraph-rsid="000afedd"/>
    </style:style>
    <style:style style:name="P8" style:family="paragraph" style:parent-style-name="Table_20_Contents">
      <style:text-properties officeooo:rsid="000afedd" officeooo:paragraph-rsid="000afedd"/>
    </style:style>
    <style:style style:name="P9" style:family="paragraph" style:parent-style-name="Table_20_Contents">
      <style:text-properties officeooo:rsid="000d1db6" officeooo:paragraph-rsid="000d1db6"/>
    </style:style>
    <style:style style:name="P10" style:family="paragraph" style:parent-style-name="Table_20_Contents">
      <style:text-properties officeooo:rsid="000dc64f" officeooo:paragraph-rsid="000dc64f"/>
    </style:style>
    <style:style style:name="P11" style:family="paragraph" style:parent-style-name="Table_20_Contents">
      <style:text-properties officeooo:rsid="000e2196" officeooo:paragraph-rsid="000e2196"/>
    </style:style>
    <style:style style:name="P12" style:family="paragraph" style:parent-style-name="Table_20_Contents">
      <style:text-properties officeooo:rsid="000f7aa0" officeooo:paragraph-rsid="000f7aa0"/>
    </style:style>
    <style:style style:name="P13" style:family="paragraph" style:parent-style-name="Table_20_Contents">
      <style:text-properties officeooo:rsid="001126a0" officeooo:paragraph-rsid="0016cafa"/>
    </style:style>
    <style:style style:name="P14" style:family="paragraph" style:parent-style-name="Table_20_Contents">
      <style:text-properties officeooo:rsid="00114b04" officeooo:paragraph-rsid="00194329"/>
    </style:style>
    <style:style style:name="P15" style:family="paragraph" style:parent-style-name="Table_20_Contents">
      <style:text-properties officeooo:rsid="00146483" officeooo:paragraph-rsid="00146483"/>
    </style:style>
    <style:style style:name="P16" style:family="paragraph" style:parent-style-name="Table_20_Contents">
      <style:text-properties officeooo:rsid="00190b17" officeooo:paragraph-rsid="00190b17"/>
    </style:style>
    <style:style style:name="P17" style:family="paragraph" style:parent-style-name="Table_20_Contents">
      <style:text-properties officeooo:rsid="00194329" officeooo:paragraph-rsid="00194329"/>
    </style:style>
    <style:style style:name="P18" style:family="paragraph" style:parent-style-name="Table_20_Contents">
      <style:text-properties officeooo:rsid="001c2945" officeooo:paragraph-rsid="001c2945"/>
    </style:style>
    <style:style style:name="P19" style:family="paragraph" style:parent-style-name="Table_20_Contents">
      <style:text-properties officeooo:rsid="001d2765" officeooo:paragraph-rsid="001d2765"/>
    </style:style>
    <style:style style:name="P20" style:family="paragraph" style:parent-style-name="Table_20_Contents">
      <style:text-properties officeooo:rsid="001d638a" officeooo:paragraph-rsid="001d638a"/>
    </style:style>
    <style:style style:name="P21" style:family="paragraph" style:parent-style-name="Table_20_Contents">
      <style:text-properties officeooo:rsid="001d7b1e" officeooo:paragraph-rsid="001d7b1e"/>
    </style:style>
    <style:style style:name="P22" style:family="paragraph" style:parent-style-name="Table_20_Contents">
      <style:text-properties officeooo:rsid="0020595f" officeooo:paragraph-rsid="0020595f"/>
    </style:style>
    <style:style style:name="P23" style:family="paragraph" style:parent-style-name="Table_20_Contents">
      <style:text-properties officeooo:rsid="0023066a" officeooo:paragraph-rsid="0023066a"/>
    </style:style>
    <style:style style:name="P24" style:family="paragraph" style:parent-style-name="Table_20_Contents">
      <style:text-properties officeooo:rsid="0023edb5" officeooo:paragraph-rsid="0023edb5"/>
    </style:style>
    <style:style style:name="P25" style:family="paragraph" style:parent-style-name="Table_20_Contents">
      <style:text-properties officeooo:rsid="00253bdd" officeooo:paragraph-rsid="00253bdd"/>
    </style:style>
    <style:style style:name="P26" style:family="paragraph" style:parent-style-name="Table_20_Contents">
      <style:text-properties officeooo:rsid="00256a48" officeooo:paragraph-rsid="00256a48"/>
    </style:style>
    <style:style style:name="P27" style:family="paragraph" style:parent-style-name="Table_20_Contents">
      <style:text-properties officeooo:rsid="0026ac58" officeooo:paragraph-rsid="0026ac58"/>
    </style:style>
    <style:style style:name="P28" style:family="paragraph" style:parent-style-name="Table_20_Contents">
      <style:text-properties officeooo:rsid="0028bb06" officeooo:paragraph-rsid="0028bb06"/>
    </style:style>
    <style:style style:name="P29" style:family="paragraph" style:parent-style-name="Table_20_Contents">
      <style:text-properties officeooo:rsid="0029817c" officeooo:paragraph-rsid="0029817c"/>
    </style:style>
    <style:style style:name="P30" style:family="paragraph" style:parent-style-name="Table_20_Contents">
      <style:text-properties officeooo:rsid="002a19a3" officeooo:paragraph-rsid="002a19a3"/>
    </style:style>
    <style:style style:name="P31" style:family="paragraph" style:parent-style-name="Table_20_Contents">
      <style:text-properties officeooo:rsid="002b31b0" officeooo:paragraph-rsid="002b31b0"/>
    </style:style>
    <style:style style:name="P32" style:family="paragraph" style:parent-style-name="Table_20_Contents">
      <style:text-properties officeooo:rsid="002c2fb5" officeooo:paragraph-rsid="002c2fb5"/>
    </style:style>
    <style:style style:name="P33" style:family="paragraph" style:parent-style-name="Table_20_Contents">
      <style:text-properties officeooo:rsid="002cba01" officeooo:paragraph-rsid="002cba01"/>
    </style:style>
    <style:style style:name="P34" style:family="paragraph" style:parent-style-name="Table_20_Contents">
      <style:text-properties officeooo:rsid="002d7a9f" officeooo:paragraph-rsid="002d7a9f"/>
    </style:style>
    <style:style style:name="P35" style:family="paragraph" style:parent-style-name="Table_20_Contents">
      <style:text-properties officeooo:rsid="002ddb92" officeooo:paragraph-rsid="002ddb92"/>
    </style:style>
    <style:style style:name="P36" style:family="paragraph" style:parent-style-name="Table_20_Contents">
      <style:text-properties officeooo:rsid="002f2de5" officeooo:paragraph-rsid="002f2de5"/>
    </style:style>
    <style:style style:name="P37" style:family="paragraph" style:parent-style-name="Table_20_Contents">
      <style:text-properties officeooo:rsid="000afedd" officeooo:paragraph-rsid="000afedd"/>
    </style:style>
    <style:style style:name="P38" style:family="paragraph" style:parent-style-name="Table_20_Contents">
      <style:text-properties officeooo:rsid="0006ff37" officeooo:paragraph-rsid="0028d7b6"/>
    </style:style>
    <style:style style:name="P39" style:family="paragraph" style:parent-style-name="Table_20_Contents">
      <style:text-properties fo:font-variant="normal" fo:text-transform="none" fo:color="#000000" style:font-name="Liberation Sans" fo:font-size="11pt" fo:letter-spacing="normal" fo:font-style="normal" fo:font-weight="normal" officeooo:rsid="001c2945" officeooo:paragraph-rsid="001c2945" style:font-size-asian="11pt" style:font-weight-asian="normal" style:font-size-complex="11pt" style:font-weight-complex="normal"/>
    </style:style>
    <style:style style:name="P40" style:family="paragraph" style:parent-style-name="Table_20_Contents">
      <style:text-properties officeooo:rsid="002f2de5" officeooo:paragraph-rsid="0026ac58"/>
    </style:style>
    <style:style style:name="P41" style:family="paragraph" style:parent-style-name="Standard" style:list-style-name="L1">
      <style:text-properties style:font-name="Lucida Sans" fo:font-size="15pt" officeooo:rsid="0006b443" officeooo:paragraph-rsid="0006b443" style:font-size-asian="15pt" style:font-size-complex="15pt"/>
    </style:style>
    <style:style style:name="P42" style:family="paragraph" style:parent-style-name="Standard" style:list-style-name="L1">
      <style:text-properties fo:font-size="15pt" officeooo:paragraph-rsid="0006b443" style:font-size-asian="15pt" style:font-size-complex="15pt"/>
    </style:style>
    <style:style style:name="T1" style:family="text">
      <style:text-properties officeooo:rsid="001216c9"/>
    </style:style>
    <style:style style:name="T2" style:family="text">
      <style:text-properties officeooo:rsid="00223485"/>
    </style:style>
    <style:style style:name="T3" style:family="text">
      <style:text-properties officeooo:rsid="0026ac58"/>
    </style:style>
    <style:style style:name="T4" style:family="text">
      <style:text-properties officeooo:rsid="0029817c"/>
    </style:style>
    <style:style style:name="T5" style:family="text">
      <style:text-properties officeooo:rsid="002f2d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90627972" text:style-name="L1">
        <text:list-item>
          <text:p text:style-name="P41">Parts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2">ID</text:p>
          </table:table-cell>
          <table:table-cell table:style-name="Tabela1.A1" office:value-type="string">
            <text:p text:style-name="P2">Name</text:p>
          </table:table-cell>
          <table:table-cell table:style-name="Tabela1.A1" office:value-type="string">
            <text:p text:style-name="P3">Price</text:p>
          </table:table-cell>
          <table:table-cell table:style-name="Tabela1.A1" office:value-type="string">
            <text:p text:style-name="P4">Shop</text:p>
          </table:table-cell>
          <table:table-cell table:style-name="Tabela1.E1" office:value-type="string">
            <text:p text:style-name="P2">Useful links</text:p>
          </table:table-cell>
        </table:table-row>
        <table:table-row>
          <table:table-cell table:style-name="Tabela1.A2" office:value-type="string">
            <text:p text:style-name="P36">1</text:p>
          </table:table-cell>
          <table:table-cell table:style-name="Tabela1.A2" office:value-type="string">
            <text:p text:style-name="P11">Pressure senosr MPX5100DP</text:p>
            <text:p text:style-name="P11">[<text:a xlink:type="simple" xlink:href="https://sklep.avt.pl/czujnik-cisnienia-0-100kpa.html" text:style-name="Internet_20_link" text:visited-style-name="Visited_20_Internet_20_Link">https://sklep.avt.pl/czujnik-cisnienia-0-100kpa.html</text:a>]</text:p>
            <text:p text:style-name="P11"/>
          </table:table-cell>
          <table:table-cell table:style-name="Tabela1.A2" office:value-type="string">
            <text:p text:style-name="P12">69.00</text:p>
          </table:table-cell>
          <table:table-cell table:style-name="Tabela1.A2" office:value-type="string">
            <text:p text:style-name="P17">Avt</text:p>
          </table:table-cell>
          <table:table-cell table:style-name="Tabela1.E2" office:value-type="string">
            <text:p text:style-name="P1">*<text:a xlink:type="simple" xlink:href="https://github.com/DouglasUrner/Arduino-MPX/blob/master/MPX5xxx.cpp" text:style-name="Internet_20_link" text:visited-style-name="Visited_20_Internet_20_Link">https://github.com/DouglasUrner/Arduino-MPX/blob/master/MPX5xxx.cpp</text:a></text:p>
            <text:p text:style-name="P1"/>
          </table:table-cell>
        </table:table-row>
        <table:table-row>
          <table:table-cell table:style-name="Tabela1.A2" office:value-type="string">
            <text:p text:style-name="P36">2</text:p>
          </table:table-cell>
          <table:table-cell table:style-name="Tabela1.A2" office:value-type="string">
            <text:p text:style-name="P1">Printer CSN-A2L-T [<text:a xlink:type="simple" xlink:href="https://nettigo.pl/products/drukarka-termiczna-z-interfejsem-ttl" text:style-name="Internet_20_link" text:visited-style-name="Visited_20_Internet_20_Link">https://nettigo.pl/products/drukarka-termiczna-z-interfejsem-ttl</text:a>]</text:p>
          </table:table-cell>
          <table:table-cell table:style-name="Tabela1.A2" office:value-type="string">
            <text:p text:style-name="P8">199.00</text:p>
          </table:table-cell>
          <table:table-cell table:style-name="Tabela1.A2" office:value-type="string">
            <text:p text:style-name="P16">Nettigo</text:p>
          </table:table-cell>
          <table:table-cell table:style-name="Tabela1.E2" office:value-type="string">
            <text:p text:style-name="P1">* <text:a xlink:type="simple" xlink:href="https://learn.adafruit.com/mini-thermal-receipt-printer" text:style-name="Internet_20_link" text:visited-style-name="Visited_20_Internet_20_Link">https://learn.adafruit.com/mini-thermal-receipt-printer</text:a></text:p>
            <text:p text:style-name="P1"/>
          </table:table-cell>
        </table:table-row>
        <table:table-row>
          <table:table-cell table:style-name="Tabela1.A2" office:value-type="string">
            <text:p text:style-name="P36">3</text:p>
          </table:table-cell>
          <table:table-cell table:style-name="Tabela1.A2" office:value-type="string">
            <text:p text:style-name="P5">Thermal printer paper rollback</text:p>
            <text:p text:style-name="P5">[<text:a xlink:type="simple" xlink:href="https://nettigo.pl/products/papier-termiczny-do-drukarki-57mm-x-15m--3" text:style-name="Internet_20_link" text:visited-style-name="Visited_20_Internet_20_Link">https://nettigo.pl/products/papier-termiczny-do-drukarki-57mm-x-15m--3</text:a>]</text:p>
          </table:table-cell>
          <table:table-cell table:style-name="Tabela1.A2" office:value-type="string">
            <text:p text:style-name="P8">1.50</text:p>
          </table:table-cell>
          <table:table-cell table:style-name="Tabela1.A2" office:value-type="string">
            <text:p text:style-name="P16">Nettigo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6">4</text:p>
          </table:table-cell>
          <table:table-cell table:style-name="Tabela1.A2" office:value-type="string">
            <text:p text:style-name="P38">WIFI module</text:p>
            <text:p text:style-name="P13">[<text:a xlink:type="simple" xlink:href="https://sklep.avt.pl/modul-wifi-esp8266-esp12-d1-v2-micro-usb-programator-ch340.html" text:style-name="Internet_20_link" text:visited-style-name="Visited_20_Internet_20_Link">https://sklep.avt.pl/modul-wifi-esp8266-esp12-d1-v2-micro-usb-programator-ch340.html</text:a>]</text:p>
          </table:table-cell>
          <table:table-cell table:style-name="Tabela1.A2" office:value-type="string">
            <text:p text:style-name="P21">27.60</text:p>
          </table:table-cell>
          <table:table-cell table:style-name="Tabela1.A2" office:value-type="string">
            <text:p text:style-name="P16">Avt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6">5</text:p>
          </table:table-cell>
          <table:table-cell table:style-name="Tabela1.A2" office:value-type="string">
            <text:p text:style-name="P7">Power supply</text:p>
            <text:p text:style-name="P15">[<text:a xlink:type="simple" xlink:href="https://botland.com.pl/zasilacze-sieciowe-5-v/7160-zasilacz-impulsowy-5v-3a-wtyk-dc-55-21mm.html" text:style-name="Internet_20_link" text:visited-style-name="Visited_20_Internet_20_Link">https://botland.com.pl/zasilacze-sieciowe-5-v/7160-zasilacz-impulsowy-5v-3a-wtyk-dc-55-21mm.html</text:a><text:span text:style-name="T4">]</text:span></text:p>
          </table:table-cell>
          <table:table-cell table:style-name="Tabela1.A2" office:value-type="string">
            <text:p text:style-name="P8">14.90</text:p>
            <text:p text:style-name="P21"/>
            <text:p text:style-name="P21"/>
            <text:p text:style-name="P21"/>
            <text:p text:style-name="P21"/>
          </table:table-cell>
          <table:table-cell table:style-name="Tabela1.A2" office:value-type="string">
            <text:p text:style-name="P16">Botland</text:p>
            <text:p text:style-name="P16"/>
            <text:p text:style-name="P16"/>
            <text:p text:style-name="P16"/>
            <text:p text:style-name="P16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6">6</text:p>
          </table:table-cell>
          <table:table-cell table:style-name="Tabela1.A2" office:value-type="string">
            <text:p text:style-name="P6">Power supply adapter [<text:a xlink:type="simple" xlink:href="https://nettigo.pl/products/gniazdo-zenskie-dc-2-1-5-5-z-szybkozlaczem" text:style-name="Internet_20_link" text:visited-style-name="Visited_20_Internet_20_Link">https://nettigo.pl/products/gniazdo-zenskie-dc-2-1-5-5-z-szybkozlaczem</text:a>]</text:p>
          </table:table-cell>
          <table:table-cell table:style-name="Tabela1.A2" office:value-type="string">
            <text:p text:style-name="P8">2.00</text:p>
          </table:table-cell>
          <table:table-cell table:style-name="Tabela1.A2" office:value-type="string">
            <text:p text:style-name="P16">Nettigo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8">7</text:p>
          </table:table-cell>
          <table:table-cell table:style-name="Tabela1.A2" office:value-type="string">
            <text:p text:style-name="P27">Microcontroller Board</text:p>
            <text:p text:style-name="P27">[<text:a xlink:type="simple" xlink:href="https://botland.com.pl/stm32-nucleo/3363-stm32-nucleo-f401re-stm32f401re-arm-cortex-m4.html" text:style-name="Internet_20_link" text:visited-style-name="Visited_20_Internet_20_Link">https://botland.com.pl/stm32-nucleo/3363-stm32-nucleo-f401re-stm32f401re-arm-cortex-m4.html</text:a>]</text:p>
            <text:p text:style-name="P27"/>
          </table:table-cell>
          <table:table-cell table:style-name="Tabela1.A2" office:value-type="string">
            <text:p text:style-name="P28">79.60</text:p>
          </table:table-cell>
          <table:table-cell table:style-name="Tabela1.A2" office:value-type="string">
            <text:p text:style-name="P29">Botland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9">8.</text:p>
          </table:table-cell>
          <table:table-cell table:style-name="Tabela1.A2" office:value-type="string">
            <text:p text:style-name="P9">LCD-TFT with Touch screen <text:span text:style-name="T3">2</text:span>.<text:span text:style-name="T3">8</text:span>’’</text:p>
            <text:p text:style-name="P27">[<text:a xlink:type="simple" xlink:href="https://botland.com.pl/wyswietlacze-do-arduino/4464-wyswietlacz-dotykowy-rezystanacyjny-lcd-tft-28-320x240px-spi-z-czytnikiem-microsd-shield-dla-arduino.html" text:style-name="Internet_20_link" text:visited-style-name="Visited_20_Internet_20_Link">https://botland.com.pl/wyswietlacze-do-arduino/4464-wyswietlacz-dotykowy-rezystanacyjny-lcd-tft-28-320x240px-spi-z-czytnikiem-microsd-shield-dla-arduino.html</text:a>]</text:p>
            <text:p text:style-name="P40"/>
            <text:p text:style-name="P35">3.5’’</text:p>
            <text:p text:style-name="P35">[<text:a xlink:type="simple" xlink:href="https://www.waveshare.com/3.5inch-tft-touch-shield.htm" text:style-name="Internet_20_link" text:visited-style-name="Visited_20_Internet_20_Link">https://www.waveshare.com/3.5inch-tft-touch-shield.htm</text:a>]</text:p>
          </table:table-cell>
          <table:table-cell table:style-name="Tabela1.A2" office:value-type="string">
            <text:p text:style-name="P27">79.00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35">150.00</text:p>
            <text:p text:style-name="P27"/>
          </table:table-cell>
          <table:table-cell table:style-name="Tabela1.A2" office:value-type="string">
            <text:p text:style-name="P27">Botland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35">WaveShare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4">9</text:p>
          </table:table-cell>
          <table:table-cell table:style-name="Tabela1.A2" office:value-type="string">
            <text:p text:style-name="P10">RTC</text:p>
            <text:p text:style-name="P10">[<text:a xlink:type="simple" xlink:href="https://sklep.avt.pl/modul-zegar-czasu-rtc-ds3231.html" text:style-name="Internet_20_link" text:visited-style-name="Visited_20_Internet_20_Link">https://sklep.avt.pl/modul-</text:a><text:a xlink:type="simple" xlink:href="https://sklep.avt.pl/modul-zegar-czasu-rtc-ds3231.html" text:style-name="Internet_20_link" text:visited-style-name="Visited_20_Internet_20_Link">zegar-czasu-rtc-ds3231.html</text:a>]</text:p>
          </table:table-cell>
          <table:table-cell table:style-name="Tabela1.A2" office:value-type="string">
            <text:p text:style-name="P25">11.00</text:p>
          </table:table-cell>
          <table:table-cell table:style-name="Tabela1.A2" office:value-type="string">
            <text:p text:style-name="P17">Avt</text:p>
          </table:table-cell>
          <table:table-cell table:style-name="Tabela1.E2" office:value-type="string">
            <text:p text:style-name="P1"/>
          </table:table-cell>
        </table:table-row>
        <text:soft-page-break/>
        <table:table-row>
          <table:table-cell table:style-name="Tabela1.A2" office:value-type="string">
            <text:p text:style-name="P34">10</text:p>
          </table:table-cell>
          <table:table-cell table:style-name="Tabela1.A2" office:value-type="string">
            <text:p text:style-name="P14">Bater<text:span text:style-name="T1">ry</text:span> <text:span text:style-name="T1">CR2032 for RTC</text:span> </text:p>
            <text:p text:style-name="P17">[<text:a xlink:type="simple" xlink:href="https://sklep.avt.pl/bateria-litowa-cr2032.html" text:style-name="Internet_20_link" text:visited-style-name="Visited_20_Internet_20_Link">https://sklep.avt.pl/bateria-litowa-cr2032.html</text:a>]</text:p>
            <text:p text:style-name="P17"/>
            <text:p text:style-name="P17"/>
          </table:table-cell>
          <table:table-cell table:style-name="Tabela1.A2" office:value-type="string">
            <text:p text:style-name="P22">1.60</text:p>
          </table:table-cell>
          <table:table-cell table:style-name="Tabela1.A2" office:value-type="string">
            <text:p text:style-name="P17">Avt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4">1<text:span text:style-name="T5">1</text:span></text:p>
          </table:table-cell>
          <table:table-cell table:style-name="Tabela1.A2" office:value-type="string">
            <text:p text:style-name="P18">Voltage level converter</text:p>
            <text:p text:style-name="P18">[<text:a xlink:type="simple" xlink:href="https://nettigo.pl/products/konwerter-poziomow-logicznych-dwukierunkowy" text:style-name="Internet_20_link" text:visited-style-name="Visited_20_Internet_20_Link">https://nettigo.pl/products/konwerter-poziomow-logicznych-dwukierunkowy</text:a>]</text:p>
            <text:p text:style-name="P18"/>
            <text:p text:style-name="P19">[<text:a xlink:type="simple" xlink:href="https://botland.com.pl/rozszerzenia-gpio-nakladki-hat-do-raspberry-pi/1513-konwerter-poziomow-logicznych-33v-5v-i2c-uart-spi.html" text:style-name="Internet_20_link" text:visited-style-name="Visited_20_Internet_20_Link">https://botland.com.pl/rozszerzenia-gpio-nakladki-hat-do-raspberry-pi/1513-konwerter-poziomow-logicznych-33v-5v-i2c-uart-spi.html</text:a>]</text:p>
          </table:table-cell>
          <table:table-cell table:style-name="Tabela1.A2" office:value-type="string">
            <text:p text:style-name="P39">3,90</text:p>
          </table:table-cell>
          <table:table-cell table:style-name="Tabela1.A2" office:value-type="string">
            <text:p text:style-name="P19">Botland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4">1<text:span text:style-name="T5">2</text:span></text:p>
          </table:table-cell>
          <table:table-cell table:style-name="Tabela1.A2" office:value-type="string">
            <text:p text:style-name="P20"><text:span text:style-name="T2">Voltage s</text:span>tabilizer<text:span text:style-name="T2">s</text:span></text:p>
            <text:p text:style-name="P20">[<text:a xlink:type="simple" xlink:href="https://botland.com.pl/regulatory-napiecia/126-stabilizator-ldo-33v-lf33cv.html" text:style-name="Internet_20_link" text:visited-style-name="Visited_20_Internet_20_Link">https://botland.com.pl/regulatory-napiecia/126-stabilizator-ldo-33v-lf33cv.html</text:a>]</text:p>
            <text:p text:style-name="P20">[<text:a xlink:type="simple" xlink:href="https://botland.com.pl/regulatory-napiecia/3092-stabilizator-5v-l7805cv-tht-to220.html" text:style-name="Internet_20_link" text:visited-style-name="Visited_20_Internet_20_Link">https://botland.com.pl/regulatory-napiecia/3092-stabilizator-5v-l7805cv-tht-to220.html</text:a>]</text:p>
            <text:p text:style-name="P20"/>
          </table:table-cell>
          <table:table-cell table:style-name="Tabela1.A2" office:value-type="string">
            <text:p text:style-name="P23">1.80</text:p>
          </table:table-cell>
          <table:table-cell table:style-name="Tabela1.A2" office:value-type="string">
            <text:p text:style-name="P24">Botland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4">1<text:span text:style-name="T5">3</text:span></text:p>
          </table:table-cell>
          <table:table-cell table:style-name="Tabela1.A2" office:value-type="string">
            <text:p text:style-name="P26">Universal PCB</text:p>
            <text:p text:style-name="P26">[<text:a xlink:type="simple" xlink:href="https://sklep.avt.pl/plytka-uniwersalna-180x150mm-jednostronna.html" text:style-name="Internet_20_link" text:visited-style-name="Visited_20_Internet_20_Link">https://sklep.avt.pl/plytka-uniwersalna-180x150mm-jednostronna.html</text:a>]</text:p>
          </table:table-cell>
          <table:table-cell table:style-name="Tabela1.A2" office:value-type="string">
            <text:p text:style-name="P32">14.20</text:p>
          </table:table-cell>
          <table:table-cell table:style-name="Tabela1.A2" office:value-type="string">
            <text:p text:style-name="P33">Avt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4">1<text:span text:style-name="T5">4</text:span></text:p>
          </table:table-cell>
          <table:table-cell table:style-name="Tabela1.A2" office:value-type="string">
            <text:p text:style-name="P30">PowerOn-button</text:p>
            <text:p text:style-name="P30">[<text:a xlink:type="simple" xlink:href="https://botland.com.pl/przelaczniki-kolyskowe/3715-wylacznik-on-off-mk621-12v35a-czerwony.html" text:style-name="Internet_20_link" text:visited-style-name="Visited_20_Internet_20_Link">https://botland.com.pl/przelaczniki-kolyskowe/3715-wylacznik-on-off-mk621-12v35a-czerwony.html</text:a>]</text:p>
          </table:table-cell>
          <table:table-cell table:style-name="Tabela1.A2" office:value-type="string">
            <text:p text:style-name="P31">1.90</text:p>
          </table:table-cell>
          <table:table-cell table:style-name="Tabela1.A2" office:value-type="string">
            <text:p text:style-name="P33">Botland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</table:table>
      <text:list xml:id="list14701905241803" text:continue-numbering="true" text:style-name="L1">
        <text:list-header>
          <text:p text:style-name="P4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2:39:54.932000000</meta:creation-date>
    <meta:generator>LibreOffice/5.4.4.2$Windows_X86_64 LibreOffice_project/2524958677847fb3bb44820e40380acbe820f960</meta:generator>
    <dc:date>2018-03-18T01:47:00.482000000</dc:date>
    <meta:editing-duration>PT11H3M52S</meta:editing-duration>
    <meta:editing-cycles>43</meta:editing-cycles>
    <meta:document-statistic meta:table-count="1" meta:image-count="0" meta:object-count="0" meta:page-count="2" meta:paragraph-count="82" meta:word-count="110" meta:character-count="2005" meta:non-whitespace-character-count="1978"/>
  </office:meta>
</office:document-meta>
</file>